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907635DC5AA7E419CF.png" manifest:media-type="image/png"/>
  <manifest:file-entry manifest:full-path="Pictures/1000020100000500000003200DE6C669283DC70B.png" manifest:media-type="image/png"/>
  <manifest:file-entry manifest:full-path="Pictures/100002010000050000000320B0BB7172ED8E69C6.png" manifest:media-type="image/png"/>
  <manifest:file-entry manifest:full-path="Pictures/100002010000028000000190944A4F3530B20E89.png" manifest:media-type="image/png"/>
  <manifest:file-entry manifest:full-path="Pictures/100002010000047B0000027A8EE800699D7F3808.png" manifest:media-type="image/png"/>
  <manifest:file-entry manifest:full-path="Pictures/1000020100000280000001900371763F04337F56.png" manifest:media-type="image/png"/>
  <manifest:file-entry manifest:full-path="Pictures/1000020100000500000003203D1757A627952621.png" manifest:media-type="image/png"/>
  <manifest:file-entry manifest:full-path="Pictures/1000020100000500000003200446B8211AE4C94E.png" manifest:media-type="image/png"/>
  <manifest:file-entry manifest:full-path="Pictures/1000020100000280000001908ABE720756CF6651.png" manifest:media-type="image/png"/>
  <manifest:file-entry manifest:full-path="Pictures/100002010000050000000320E6F4C12D4AEBC2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svg:stroke-color="#000000" draw:fill="none" draw:fill-color="#ffffff" fo:min-height="3.15cm"/>
    </style:style>
    <style:style style:name="gr6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29cm" svg:height="7.5cm" svg:x="1cm" svg:y="1cm">
          <draw:image xlink:href="Pictures/100002010000047B0000027A8EE800699D7F3808.png" xlink:type="simple" xlink:show="embed" xlink:actuate="onLoad" loext:mime-type="image/png">
            <text:p/>
          </draw:image>
        </draw:frame>
        <draw:frame draw:style-name="gr1" draw:text-style-name="P1" draw:layer="layout" svg:width="9.5cm" svg:height="5.937cm" svg:x="17.7cm" svg:y="1cm">
          <draw:image xlink:href="Pictures/100002010000028000000190944A4F3530B20E89.png" xlink:type="simple" xlink:show="embed" xlink:actuate="onLoad" loext:mime-type="image/png">
            <text:p/>
          </draw:image>
        </draw:frame>
        <draw:frame draw:style-name="gr1" draw:text-style-name="P1" draw:layer="layout" svg:width="9.572cm" svg:height="5.982cm" svg:x="18.028cm" svg:y="6.9cm">
          <draw:image xlink:href="Pictures/1000020100000280000001900371763F04337F56.png" xlink:type="simple" xlink:show="embed" xlink:actuate="onLoad" loext:mime-type="image/png">
            <text:p/>
          </draw:image>
        </draw:frame>
        <draw:line draw:style-name="gr2" draw:text-style-name="P2" draw:layer="layout" svg:x1="13.5cm" svg:y1="2.6cm" svg:x2="18cm" svg:y2="1.7cm">
          <text:p/>
        </draw:line>
        <draw:line draw:style-name="gr2" draw:text-style-name="P2" draw:layer="layout" svg:x1="13.9cm" svg:y1="2.9cm" svg:x2="18.5cm" svg:y2="7.8cm">
          <text:p/>
        </draw:line>
        <draw:line draw:style-name="gr2" draw:text-style-name="P2" draw:layer="layout" svg:x1="21.9cm" svg:y1="12.5cm" svg:x2="17.8cm" svg:y2="12.5cm">
          <text:p/>
        </draw:line>
        <draw:line draw:style-name="gr2" draw:text-style-name="P2" draw:layer="layout" svg:x1="17.8cm" svg:y1="12.5cm" svg:x2="12.9cm" svg:y2="7.4cm">
          <text:p/>
        </draw:line>
        <draw:frame draw:style-name="gr1" draw:text-style-name="P1" draw:layer="layout" svg:width="19.216cm" svg:height="12.01cm" svg:x="39.1cm" svg:y="1.09cm">
          <draw:image xlink:href="Pictures/1000020100000500000003203D1757A627952621.png" xlink:type="simple" xlink:show="embed" xlink:actuate="onLoad" loext:mime-type="image/png">
            <text:p/>
          </draw:image>
        </draw:frame>
        <draw:line draw:style-name="gr3" draw:text-style-name="P2" draw:layer="layout" svg:x1="23.5cm" svg:y1="6.5cm" svg:x2="39.4cm" svg:y2="2.3cm">
          <text:p/>
        </draw:line>
        <draw:frame draw:style-name="gr1" draw:text-style-name="P1" draw:layer="layout" svg:width="14.88cm" svg:height="9.3cm" svg:x="1cm" svg:y="11cm">
          <draw:image xlink:href="Pictures/1000020100000500000003200446B8211AE4C94E.png" xlink:type="simple" xlink:show="embed" xlink:actuate="onLoad" loext:mime-type="image/png">
            <text:p/>
          </draw:image>
        </draw:frame>
        <draw:line draw:style-name="gr2" draw:text-style-name="P2" draw:layer="layout" svg:x1="12.5cm" svg:y1="5.7cm" svg:x2="7.7cm" svg:y2="12.5cm">
          <text:p/>
        </draw:line>
        <draw:frame draw:style-name="gr1" draw:text-style-name="P1" draw:layer="layout" svg:width="18.554cm" svg:height="11.595cm" svg:x="39.846cm" svg:y="11.951cm">
          <draw:image xlink:href="Pictures/100002010000050000000320E6F4C12D4AEBC29C.png" xlink:type="simple" xlink:show="embed" xlink:actuate="onLoad" loext:mime-type="image/png">
            <text:p/>
          </draw:image>
        </draw:frame>
        <draw:line draw:style-name="gr2" draw:text-style-name="P2" draw:layer="layout" svg:x1="50.5cm" svg:y1="7.4cm" svg:x2="53.1cm" svg:y2="14.4cm">
          <text:p/>
        </draw:line>
        <draw:frame draw:style-name="gr1" draw:text-style-name="P1" draw:layer="layout" svg:width="9.957cm" svg:height="6.223cm" svg:x="29.543cm" svg:y="5.4cm">
          <draw:image xlink:href="Pictures/1000020100000280000001908ABE720756CF6651.png" xlink:type="simple" xlink:show="embed" xlink:actuate="onLoad" loext:mime-type="image/png">
            <text:p/>
          </draw:image>
        </draw:frame>
        <draw:line draw:style-name="gr2" draw:text-style-name="P2" draw:layer="layout" svg:x1="41cm" svg:y1="11.2cm" svg:x2="33.7cm" svg:y2="7cm">
          <text:p/>
        </draw:line>
        <draw:line draw:style-name="gr2" draw:text-style-name="P2" draw:layer="layout" svg:x1="35.7cm" svg:y1="11.2cm" svg:x2="41.6cm" svg:y2="11.4cm">
          <text:p/>
        </draw:line>
        <draw:frame draw:style-name="gr4" draw:text-style-name="P3" draw:layer="layout" svg:width="4.3cm" svg:height="2.6cm" draw:transform="rotate (0.225496539357667) translate (28.664cm 3.613cm)">
          <draw:text-box>
            <text:p>(Falls Kunde)</text:p>
          </draw:text-box>
        </draw:frame>
        <draw:line draw:style-name="gr2" draw:text-style-name="P2" draw:layer="layout" svg:x1="22.9cm" svg:y1="6.8cm" svg:x2="28.5cm" svg:y2="8.7cm">
          <text:p/>
        </draw:line>
        <draw:line draw:style-name="gr2" draw:text-style-name="P2" draw:layer="layout" svg:x1="28.4cm" svg:y1="8.6cm" svg:x2="40.2cm" svg:y2="23.5cm">
          <text:p/>
        </draw:line>
        <draw:line draw:style-name="gr2" draw:text-style-name="P2" draw:layer="layout" svg:x1="28.4cm" svg:y1="8.8cm" svg:x2="23.8cm" svg:y2="23.6cm">
          <text:p/>
        </draw:line>
        <draw:frame draw:style-name="gr1" draw:text-style-name="P1" draw:layer="layout" svg:width="20.122cm" svg:height="12.576cm" svg:x="38.2cm" svg:y="23.724cm">
          <draw:image xlink:href="Pictures/100002010000050000000320B0BB7172ED8E69C6.png" xlink:type="simple" xlink:show="embed" xlink:actuate="onLoad" loext:mime-type="image/png">
            <text:p/>
          </draw:image>
        </draw:frame>
        <draw:frame draw:style-name="gr5" draw:text-style-name="P3" draw:layer="layout" svg:width="5.5cm" svg:height="3.4cm" draw:transform="rotate (-0.922930108454601) translate (35.418cm 15.155cm)">
          <draw:text-box>
            <text:p>(Falls Mitarbeiter)</text:p>
          </draw:text-box>
        </draw:frame>
        <draw:frame draw:style-name="gr1" draw:text-style-name="P1" draw:layer="layout" svg:width="18.966cm" svg:height="11.854cm" svg:x="16.834cm" svg:y="23.8cm">
          <draw:image xlink:href="Pictures/1000020100000500000003200DE6C669283DC70B.png" xlink:type="simple" xlink:show="embed" xlink:actuate="onLoad" loext:mime-type="image/png">
            <text:p/>
          </draw:image>
        </draw:frame>
        <draw:frame draw:style-name="gr6" draw:text-style-name="P3" draw:layer="layout" svg:width="5.6cm" svg:height="2.7cm" draw:transform="rotate (1.2616985162667) translate (23.869cm 19.878cm)">
          <draw:text-box>
            <text:p>(Falls Admin)</text:p>
          </draw:text-box>
        </draw:frame>
        <draw:frame draw:style-name="gr1" draw:text-style-name="P1" draw:layer="layout" svg:width="10.632cm" svg:height="6.645cm" svg:x="4.1cm" svg:y="33.2cm">
          <draw:image xlink:href="Pictures/1000020100000280000001907635DC5AA7E419CF.png" xlink:type="simple" xlink:show="embed" xlink:actuate="onLoad" loext:mime-type="image/png">
            <text:p/>
          </draw:image>
        </draw:frame>
        <draw:line draw:style-name="gr2" draw:text-style-name="P2" draw:layer="layout" svg:x1="29.4cm" svg:y1="29.4cm" svg:x2="8.9cm" svg:y2="34cm">
          <text:p/>
        </draw:line>
        <draw:line draw:style-name="gr2" draw:text-style-name="P2" draw:layer="layout" svg:x1="11cm" svg:y1="39.4cm" svg:x2="25.9cm" svg:y2="3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7:05:31.356312774</meta:creation-date>
    <dc:date>2018-11-03T17:24:12.973812063</dc:date>
    <meta:editing-duration>PT8M18S</meta:editing-duration>
    <meta:editing-cycles>1</meta:editing-cycles>
    <meta:document-statistic meta:object-count="27"/>
    <meta:generator>LibreOffice/6.1.2.1$Linux_X86_64 LibreOffice_project/10$Build-1</meta:generator>
  </office:meta>
</office:document-meta>
</file>